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1.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7.913cm"/>
    </style:style>
    <style:style style:name="co9" style:family="table-column">
      <style:table-column-properties fo:break-before="auto" style:column-width="2.6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ce1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რმები - მრავალკუთხედ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რმები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რმები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ცხოველ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ავტომანქან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ბარგო მანქან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Othe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Cisco - სხვა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Cisco - მედია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Cisco - პროდუქტ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დომინო - ჩვეულებრივ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დომინო - რიცხვ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ელექტრონიკა - ნაწილები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ელექტრონიკა - ნაწილები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ელექტრონიკა - ნაწილები 3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4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ელექტრონიკა - ნაწილები 4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ელექტრონიკა - წრედ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sig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ელექტრონიკა - ნიშნ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ელექტრონიკა - ელემენტ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ople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ხალხ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overlay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არქიტექტურა - თარგ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furnitur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არქიტექტურა - ავეჯ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uilding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არქიტექტურა - შენობ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athroom, kitch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არქიტექტურა - სააბაზანო, სამზარეულო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kitch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არქიტექტურა - სამზარეულო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windows, door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არქიტექტურა - ფანჯრები, კარ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დიაგრამ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დიაგრამები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ფაუნა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შენობ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მცენარე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ძეგლ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პეიზაჟ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ქალაქ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ყვავილ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მედიცინა - ზოგად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ამინდ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ტრანსპორტ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ნიშნ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ლურჯი მამაკაც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ქიმია - ამინომჟავ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ლოგიკური ნიშნ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ლოგიკური კარიბჭე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ლოგო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მიმიკ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ისრ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01 საათ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02 საათ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03 საათ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04 საათ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05 საათ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06 საათ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07 საათ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08 საათ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09 საათ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10 საათ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11 საათ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12 საათ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- par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პნევმატიკა - ნაწილ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კომპიუტერები - ზოგად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კომპიუტერები - ქსელ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კომპიუტერები - ქსელური მოწყობილობ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კომპიუტერები - WIFI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იცხვ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ნიშნები - საფრთხე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გნ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fric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აფრიკა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ამერიკის შეერთებული შტატ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ავსტრალია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აზია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სამხრეთ ამერიკა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ევროპა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ევროპა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საფრანგეთ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 - countri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საფრანგეთი - მხარე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g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ნიშნ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კანადა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კონტინენტ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შუა აღმოსავლეთ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ცენტრალური ამერიკა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შუა საუკუნე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მექსიკა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Óko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mbol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სიმბოლო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ისტორია - 1900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მსოფლიო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მარცვლეულ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წილად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დროშ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მუსიკა - ინსტრუმენტ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მუსიკა - კომპოზიცი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პეციალური პიქტოგრამ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დრესასწაულ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ods and Drink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საკვები და სასმელ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rma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ადამიან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საგნ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სამყარო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მოგზაურობა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OpenOffice.org ლოგო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E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egio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E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ელიგია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შენობ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თავფურცელი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პუნქტები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0">2007.06.20</text:date>, <text:time>13:53:01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6-20T13:52:57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